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ly-
used 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t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t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body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 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 as
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Goodness me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 with
my research, too. Sorry, guys, but I'll just
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 forces
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 accurate,
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it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” as well as
the “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seco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